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.9mm" fo:margin-left="44.38mm" table:align="left" style:writing-mode="lr-tb"/>
    </style:style>
    <style:style style:name="Table1.A" style:family="table-column">
      <style:table-column-properties style:column-width="90.22mm"/>
    </style:style>
    <style:style style:name="Table1.B" style:family="table-column">
      <style:table-column-properties style:column-width="21.13mm"/>
    </style:style>
    <style:style style:name="Table1.C" style:family="table-column">
      <style:table-column-properties style:column-width="23.55mm"/>
    </style:style>
    <style:style style:name="Table1.1" style:family="table-row">
      <style:table-row-properties style:row-height="35.4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09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1.3" style:family="table-row">
      <style:table-row-properties style:row-height="2.56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="none"/>
    </style:style>
    <style:style style:name="Table2" style:family="table">
      <style:table-properties style:width="187.3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93.63mm" style:rel-column-width="4608*"/>
    </style:style>
    <style:style style:name="Table2.B" style:family="table-column">
      <style:table-column-properties style:column-width="93.7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40.25mm" style:leader-style="dotted" style:leader-text="."/>
          <style:tab-stop style:position="107.5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4" style:family="paragraph" style:parent-style-name="Standard">
      <style:paragraph-properties fo:margin-left="7.62mm" fo:margin-right="0mm" fo:margin-top="5.08mm" fo:margin-bottom="0mm" fo:text-align="justify" style:justify-single-word="false" fo:text-indent="-7.62mm" style:auto-text-indent="false"/>
    </style:style>
    <style:style style:name="P5" style:family="paragraph" style:parent-style-name="Standard">
      <style:paragraph-properties fo:margin-left="36.83mm" fo:margin-right="0mm" fo:margin-top="0mm" fo:margin-bottom="4.45mm" fo:text-indent="0mm" style:auto-text-indent="false">
        <style:tab-stops>
          <style:tab-stop style:position="71.49mm" style:type="right"/>
          <style:tab-stop style:position="132.6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3.81mm" fo:margin-bottom="0mm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top="3.81mm" fo:margin-bottom="0mm" fo:text-align="center" style:justify-single-word="false"/>
      <style:text-properties fo:color="#000000" style:font-name="Times New Roman" fo:font-size="11.5pt" fo:font-weight="bold" style:font-size-asian="11.5pt" style:font-weight-asian="bold" style:text-scale="105%"/>
    </style:style>
    <style:style style:name="P8" style:family="paragraph" style:parent-style-name="Standard">
      <style:paragraph-properties fo:margin-left="0mm" fo:margin-right="5.49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0mm" fo:margin-right="5.49mm" fo:margin-top="8.89mm" fo:margin-bottom="0mm" fo:line-height="85%" fo:text-align="end" style:justify-single-word="false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paragraph-properties fo:margin-top="5.08mm" fo:margin-bottom="0mm">
        <style:tab-stops>
          <style:tab-stop style:position="145.1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top="5.08mm" fo:margin-bottom="0mm">
        <style:tab-stops>
          <style:tab-stop style:position="143.76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15" style:family="paragraph" style:parent-style-name="Standard">
      <style:paragraph-properties fo:margin-top="4.45mm" fo:margin-bottom="0mm">
        <style:tab-stops>
          <style:tab-stop style:position="145.34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16" style:family="paragraph" style:parent-style-name="Standard">
      <style:paragraph-properties fo:margin-top="9.53mm" fo:margin-bottom="0mm"/>
      <style:text-properties fo:color="#000000" style:font-name="Times New Roman" fo:font-size="12pt" fo:letter-spacing="-0.04mm" style:font-size-asian="12pt" style:text-scale="105%"/>
    </style:style>
    <style:style style:name="P17" style:family="paragraph" style:parent-style-name="Standard">
      <style:paragraph-properties fo:margin-top="20.32mm" fo:margin-bottom="0mm" fo:line-height="85%"/>
      <style:text-properties fo:color="#000000" style:font-name="Times New Roman" fo:font-size="12pt" fo:letter-spacing="-0.02mm" style:font-size-asian="12pt" style:text-scale="105%"/>
    </style:style>
    <style:style style:name="P18" style:family="paragraph" style:parent-style-name="Standard">
      <style:paragraph-properties fo:margin-left="54.61mm" fo:margin-right="0mm" fo:margin-top="9.53mm" fo:margin-bottom="0mm" fo:text-indent="0mm" style:auto-text-indent="false">
        <style:tab-stops>
          <style:tab-stop style:position="71.49mm" style:type="right"/>
          <style:tab-stop style:position="120.1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 fo:margin-left="20.32mm" fo:margin-right="0mm" fo:margin-top="3.81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0" style:family="paragraph" style:parent-style-name="Standard">
      <style:paragraph-properties fo:margin-top="0mm" fo:margin-bottom="4.45mm"/>
      <style:text-properties fo:color="#000000" style:font-name="Times New Roman" fo:font-size="9.5pt" fo:letter-spacing="-0.07mm" style:font-size-asian="9.5pt" style:text-scale="110%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top="1.27mm" fo:margin-bottom="0mm" fo:text-align="center" style:justify-single-word="false"/>
    </style:style>
    <style:style style:name="P32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3" style:family="paragraph" style:parent-style-name="Standard" style:master-page-name="Standard">
      <style:paragraph-properties fo:line-height="0%" style:page-number="auto"/>
    </style:style>
    <style:style style:name="P34" style:family="paragraph" style:parent-style-name="Standard">
      <style:paragraph-properties fo:break-before="auto" fo:break-after="auto"/>
    </style:style>
    <style:style style:name="P3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1.5pt" fo:letter-spacing="-0.07mm" fo:font-weight="bold" style:font-size-asian="11.5pt" style:font-weight-asian="bold" style:text-scale="105%"/>
    </style:style>
    <style:style style:name="T2" style:family="text"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T3" style:family="text">
      <style:text-properties fo:color="#000000" style:font-name="Times New Roman" fo:font-size="11.5pt" fo:letter-spacing="0.02mm" fo:font-weight="bold" style:font-size-asian="11.5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letter-spacing="-0.07mm" style:font-size-asian="12pt" style:text-scale="105%"/>
    </style:style>
    <style:style style:name="T6" style:family="text">
      <style:text-properties fo:color="#000000" style:font-name="Times New Roman" fo:font-size="12pt" fo:letter-spacing="0.02mm" style:font-size-asian="12pt" style:text-scale="105%"/>
    </style:style>
    <style:style style:name="T7" style:family="text">
      <style:text-properties fo:color="#000000" style:font-name="Times New Roman" fo:font-size="12pt" fo:letter-spacing="-0.04mm" style:font-size-asian="12pt" style:text-scale="105%"/>
    </style:style>
    <style:style style:name="T8" style:family="text">
      <style:text-properties fo:color="#000000" style:font-name="Times New Roman" fo:font-size="12pt" fo:letter-spacing="-0.12mm" style:font-size-asian="12pt" style:text-scale="105%"/>
    </style:style>
    <style:style style:name="T9" style:family="text">
      <style:text-properties fo:color="#000000" style:font-name="Times New Roman" fo:font-size="12pt" fo:letter-spacing="-0.14mm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font-size="12pt" fo:letter-spacing="0.18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<text:span text:style-name="T1">THE COMPANIES ACT <text:line-break/></text:span><text:span text:style-name="T2">(CHAPTER 50) <text:line-break/>SECTION 131(6) and (7)</text:span></text:p>
            <text:p text:style-name="P7">PARTICULARS WHEN MORE THAN ONE <text:line-break/>ISSUE IS MADE OF DEBENTURES IN A <text:line-break/>SERI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FORM</text:p>
            <text:p text:style-name="P9">36</text:p>
          </table:table-cell>
        </table:table-row>
        <table:table-row table:style-name="Table1.2">
          <table:table-cell table:style-name="Table1.B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10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"/>
      <text:p text:style-name="P11">Name of Company: <text:span text:style-name="T19"><text:placeholder text:placeholder-type="text">&lt;o.name&gt;</text:placeholder></text:span></text:p>
      <text:p text:style-name="P6">Company No: <text:span text:style-name="T19"><text:placeholder text:placeholder-type="text">&lt;o.uen&gt;</text:placeholder></text:span></text:p>
      <text:p text:style-name="P3">An issue of debentures in a series of debentures has been made by the abovenamed company:</text:p>
      <text:p text:style-name="P13">1 The total amount secured by the whole series is: <text:tab/></text:p>
      <text:p text:style-name="P14">2 The date of the present issue of the series is: <text:tab/></text:p>
      <text:p text:style-name="P15">3 The amount of the present issue of the series is: <text:tab/></text:p>
      <text:p text:style-name="P4"><text:span text:style-name="T3">4 </text:span><text:span text:style-name="T6">The amount or rate per cent of the commission, allowance or discount (if any) paid or made either </text:span><text:span text:style-name="T7">directly or indirectly by the company to a person in consideration of his subscribing or agreeing to </text:span><text:span text:style-name="T8">subscribe whether absolutely or conditionally, or procuring or agreeing to procure subscriptions whether </text:span><text:span text:style-name="T5">absolute or conditional, for any of the debentures include in this return is:</text:span></text:p>
      <text:p text:style-name="P16">5 Some of the restrictions or prohibitions on the company in connection with this debenture:</text:p>
      <text:p text:style-name="P17">6 Some salient convenants or terms and conditions in the instrument of debenture:</text:p>
      <text:p text:style-name="P2"><text:span text:style-name="T9">Dated this<text:tab/></text:span><text:span text:style-name="T4">day of<text:tab/></text:span></text:p>
      <text:p text:style-name="P18"><text:tab/>Signature: <text:tab/></text:p>
      <text:p text:style-name="P19">Name of *Director/Secretary/</text:p>
      <text:p text:style-name="P5"><text:span text:style-name="T4"><text:tab/></text:span><text:span text:style-name="T5">Agent in Singapore: </text:span><text:span text:style-name="T14"><text:placeholder text:placeholder-type="text">&lt;get_director1(o.id)['name']&gt;</text:placeholder></text:span></text:p>
      <text:p text:style-name="P20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pan text:style-name="T10">Lodged in the office of the Registrar of Companies &amp; </text:span><text:span text:style-name="T11">Businesses by</text:span></text:p>
            <text:p text:style-name="P24">Name:</text:p>
            <text:p text:style-name="P26">Address:</text:p>
            <text:p text:style-name="P27"><text:span text:style-name="T13">A/c No:<text:tab/></text:span><text:span text:style-name="T12">Tel No:</text:span></text:p>
            <text:p text:style-name="P28">Fax No: </text:p>
          </table:table-cell>
          <table:table-cell table:style-name="Table2.B1" office:value-type="string">
            <text:p text:style-name="P22">For Official Use</text:p>
            <text:p text:style-name="P23">________________________________________</text:p>
            <text:p text:style-name="P29">Date of Registration:</text:p>
            <text:p text:style-name="P30">Receipt No:</text:p>
            <text:p text:style-name="P2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0.44mm" fo:margin-left="12.01mm" fo:margin-right="10.88mm" style:writing-mode="lr-tb" style:layout-grid-color="#c0c0c0" style:layout-grid-lines="2707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9</meta:editing-cycles>
    <meta:creation-date>2015-12-16T07:33:00</meta:creation-date>
    <dc:date>2016-01-13T13:43:30</dc:date>
    <meta:editing-duration>PT2M8S</meta:editing-duration>
    <meta:generator>LibreOffice/3.5$Linux_X86_64 LibreOffice_project/350m1$Build-2</meta:generator>
    <meta:document-statistic meta:table-count="2" meta:image-count="0" meta:object-count="0" meta:page-count="1" meta:paragraph-count="29" meta:word-count="218" meta:character-count="1324" meta:non-whitespace-character-count="11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